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onospace" svg:font-family="monospace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0bdaeb"/>
    </style:style>
    <style:style style:name="P2" style:family="paragraph" style:parent-style-name="Standard">
      <style:text-properties style:font-name="sans-serif" fo:font-size="14.25pt" officeooo:paragraph-rsid="000bdaeb"/>
    </style:style>
    <style:style style:name="P3" style:family="paragraph" style:parent-style-name="Standard">
      <style:text-properties style:font-name="sans-serif" fo:font-size="14.25pt" officeooo:rsid="000bdaeb" officeooo:paragraph-rsid="000bdaeb"/>
    </style:style>
    <style:style style:name="P4" style:family="paragraph" style:parent-style-name="Standard">
      <style:text-properties style:font-name="sans-serif" fo:font-size="12pt" officeooo:rsid="000bdaeb" officeooo:paragraph-rsid="000bdaeb"/>
    </style:style>
    <style:style style:name="P5" style:family="paragraph" style:parent-style-name="Standard">
      <style:text-properties officeooo:paragraph-rsid="000dfd46"/>
    </style:style>
    <style:style style:name="P6" style:family="paragraph" style:parent-style-name="Standard">
      <style:text-properties officeooo:rsid="000efb54" officeooo:paragraph-rsid="000efb54"/>
    </style:style>
    <style:style style:name="P7" style:family="paragraph" style:parent-style-name="Standard">
      <style:text-properties officeooo:paragraph-rsid="000efb54"/>
    </style:style>
    <style:style style:name="T1" style:family="text">
      <style:text-properties style:font-name="sans-serif" fo:font-size="14.25pt"/>
    </style:style>
    <style:style style:name="T2" style:family="text">
      <style:text-properties style:font-name="sans-serif" fo:font-size="14.25pt" officeooo:rsid="000bdaeb"/>
    </style:style>
    <style:style style:name="T3" style:family="text">
      <style:text-properties style:font-name="sans-serif" fo:font-size="14.25pt" officeooo:rsid="000c61fe"/>
    </style:style>
    <style:style style:name="T4" style:family="text">
      <style:text-properties style:font-name="sans-serif" fo:font-size="12pt"/>
    </style:style>
    <style:style style:name="T5" style:family="text">
      <style:text-properties style:font-name="sans-serif" fo:font-size="12pt" officeooo:rsid="000bdaeb"/>
    </style:style>
    <style:style style:name="T6" style:family="text">
      <style:text-properties style:font-name="sans-serif" fo:font-size="12pt" officeooo:rsid="000c61fe"/>
    </style:style>
    <style:style style:name="T7" style:family="text">
      <style:text-properties style:font-name="sans-serif" fo:font-size="12pt" officeooo:rsid="000dfd46"/>
    </style:style>
    <style:style style:name="T8" style:family="text">
      <style:text-properties style:font-name="sans-serif" fo:font-size="12pt" officeooo:rsid="000e8003"/>
    </style:style>
    <style:style style:name="T9" style:family="text">
      <style:text-properties style:font-name="sans-serif" fo:font-size="12pt" officeooo:rsid="000efb54"/>
    </style:style>
    <style:style style:name="T10" style:family="text">
      <style:text-properties style:font-name="sans-serif" fo:font-size="12pt" officeooo:rsid="0010533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1.1. Ejercicio 1</text:p>
      <text:p text:style-name="P1"><text:span text:style-name="T1"><text:tab/></text:span><text:span text:style-name="T4">¿Qué significa que un lenguaje de programaci</text:span><text:span text:style-name="T5">ó</text:span><text:span text:style-name="T4">n sea case sensitive.? ¿Se puede aplicar a Java?</text:span></text:p>
      <text:p text:style-name="P1"><text:span text:style-name="T4"><text:tab/></text:span><text:span text:style-name="T5">Que un lenguaje de programación sea case sensitive significa que todas las palabras reservadas del lenguaje tienen que escribirse de una manera exacta, con las mismas mayúsculas y minúsculas. Sí, se puede aplicar a Java.</text:span></text:p>
      <text:p text:style-name="P4"/>
      <text:p text:style-name="P3">1.2. Ejercicio 2</text:p>
      <text:p text:style-name="P1"><text:span text:style-name="T2"><text:tab/></text:span><text:span text:style-name="T5">¿Qué se necesita en un computador para correr un programa de java?</text:span></text:p>
      <text:p text:style-name="P1"><text:span text:style-name="T5"><text:tab/>Necesita </text:span><text:span text:style-name="T7">la máquina virtual de</text:span><text:span text:style-name="T5"> Java.</text:span></text:p>
      <text:p text:style-name="P3"/>
      <text:p text:style-name="P3">1.3. Ejercicio 3</text:p>
      <text:p text:style-name="P1"><text:span text:style-name="T2"><text:tab/></text:span><text:span text:style-name="T5">¿Cuáles son la entrada y salida en un compilador java?</text:span></text:p>
      <text:p text:style-name="P1"><text:span text:style-name="T5"><text:tab/></text:span><text:span text:style-name="T7">El código fuente y el fichero de bytecodes o el fichero .java y el fichero .class</text:span></text:p>
      <text:p text:style-name="P4"><text:tab/></text:p>
      <text:p text:style-name="P3">1.4. Ejercicio 4</text:p>
      <text:p text:style-name="P1"><text:span text:style-name="T2"><text:tab/></text:span><text:span text:style-name="T5">¿Qué es JVM?</text:span></text:p>
      <text:p text:style-name="P4"><text:tab/>Es una máquina virtual de Java, en la que es posible ejecutar un programa en Java</text:p>
      <text:p text:style-name="P3">1.5. Ejercicio 5</text:p>
      <text:p text:style-name="P1"><text:span text:style-name="T2"><text:tab/></text:span><text:span text:style-name="T5">¿Qué son las palabras reservadas de un lenguaje de programación? Indica algunas que hayas visto en Java.</text:span></text:p>
      <text:p text:style-name="P4"><text:tab/>Son las palabras que utiliza el lenguaje de programación para poder ejecutar los distintos comandos, y que no se pueden utilizar para otra cosa.</text:p>
      <text:p text:style-name="P1"><text:span text:style-name="T5"><text:tab/></text:span><text:span text:style-name="T7">Por ejemplo: public, class, void...</text:span></text:p>
      <text:p text:style-name="P3">1.6. Ejercicio 6</text:p>
      <text:p text:style-name="P1"><text:span text:style-name="T2"><text:tab/></text:span><text:span text:style-name="T5">¿Cuál es la extensión de un fichero fuente de Java? ¿Y del fichero que contiene los bytecodes?</text:span></text:p>
      <text:p text:style-name="P4"><text:tab/>La extensión de un fichero fuente de Java es .java y la del fichero que contiene los bytecodes es .class</text:p>
      <text:p text:style-name="P3">1.7. Ejercicio 7</text:p>
      <text:p text:style-name="P4">Los siguientes programas no compilan ¿por qué?Intenta averiguar porqué no compila y posteriormente compila el código tal y como está para posteriormente observar las salidas de error del compilador.</text:p>
      <text:p text:style-name="P4"/>
      <text:p text:style-name="P1"><text:span text:style-name="T5">Programa 1: No compila porque primero hay que declarar la clase y luego empezar el bloque, </text:span><text:span text:style-name="T8">el comentario es con las barras hacia el otro lado</text:span></text:p>
      <text:p text:style-name="P4"/>
      <text:p text:style-name="P1"><text:span text:style-name="T6">Programa 2: No compila porque las comillas tienen que ser dobles y además tienen que estar cerradas, </text:span><text:span text:style-name="T8">falta static, main tiene que ir con mayúscula, tiene que cerrarse con corchete no paréntesis</text:span></text:p>
      <text:p text:style-name="P1"/>
      <text:p text:style-name="P5"><text:span text:style-name="T7">Programa 3: </text:span><text:span text:style-name="T6">No compila porque las comillas tienen que ser dobles y además tienen que estar cerradas...</text:span></text:p>
      <text:p text:style-name="P5"><text:span text:style-name="T6"/></text:p>
      <text:p text:style-name="P6"><text:span text:style-name="T6">P</text:span><text:span text:style-name="T4">rograma 4: </text:span><text:span text:style-name="T6">No compila porque las comillas tienen que ser dobles y además tienen que estar cerradas…</text:span></text:p>
      <text:p text:style-name="P6"><text:span text:style-name="T6"/></text:p>
      <text:p text:style-name="P6"><text:soft-page-break/><text:span text:style-name="T3">1.8. Ejercicio 8</text:span></text:p>
      <text:p text:style-name="P6"><text:span text:style-name="T3"><text:tab/></text:span><text:span text:style-name="T6">¿Cuales son los comandos para compilar y ejecutar un programa en Java,respectivamente?</text:span></text:p>
      <text:p text:style-name="P6"><text:span text:style-name="T6"/></text:p>
      <text:p text:style-name="P6"><text:span text:style-name="T6">J</text:span><text:span text:style-name="T4">avac para compilar y java para ejecutar</text:span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>-¿Cuál es el nombre del fichero que contiene el codigo fuente?</text:span></text:p>
      <text:p text:style-name="P7"><text:span text:style-name="T9"><text:tab/></text:span><text:span text:style-name="T4">SerieDeAleatoriosD</text:span><text:span text:style-name="T9">.java</text:span></text:p>
      <text:p text:style-name="P6"><text:span text:style-name="T4">-Compila el programa y comprueba el fichero de salida</text:span></text:p>
      <text:p text:style-name="P7"><text:span text:style-name="T9"><text:tab/></text:span><text:span text:style-name="T4">SerieDeAleatoriosD</text:span><text:span text:style-name="T9">.class</text:span></text:p>
      <text:p text:style-name="P6"><text:span text:style-name="T4">-Intenta ejecutar el programa.¿Qu ́e ocurre?</text:span></text:p>
      <text:p text:style-name="P6"><text:span text:style-name="T4"><text:tab/></text:span><text:span text:style-name="T10">No tiene un método main</text:span></text:p>
      <text:p text:style-name="P6"><text:span text:style-name="T4">-Antes de generar la documentaci ́on, indica cuales comentarios no saldr ́an en la misma.</text:span></text:p>
      <text:p text:style-name="P6"><text:span text:style-name="T4"><text:tab/></text:span><text:span text:style-name="T10">Los que no son de documentación (los de línea y los de bloque)</text:span></text:p>
      <text:p text:style-name="P6"><text:span text:style-name="T4">-Genera la documentaci ́o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onospace" svg:font-family="monospace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2T12:04:41.628782181</meta:creation-date>
    <dc:date>2019-10-03T12:50:09.537811011</dc:date>
    <meta:editing-duration>PT1H43M17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2" meta:paragraph-count="38" meta:word-count="429" meta:character-count="2538" meta:non-whitespace-character-count="2131"/>
  </office:meta>
</office:document-meta>
</file>